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utoPilote X OPEN PROJECT DRON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emière présentation dans le cadre du projet technologique de la troisième annéee technologique à l’université de bordea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matiè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ans ce qui va suivre on va parler des points suivant:</text:p>
              </text:list-item>
              <text:list-item>
                <text:p/>
              </text:list-item>
            </text:list>
            <text:p>1 – présentation global du projet</text:p>
            <text:p>2 – présentation de la partie AutoPilote</text:p>
            <text:p>3 - travaille effectué jusqu'à l'heure actuelle</text:p>
            <text:p>4 - la procaine etape et le travaille restant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 - présentation global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’objectif du projet est de mettre en oeuvre un simulateur de système de drone avec ces différents composants : </text:p>
              </text:list-item>
              <text:list-item>
                <text:p>- Autopilote</text:p>
              </text:list-item>
              <text:list-item>
                <text:p>- Capteurs</text:p>
              </text:list-item>
              <text:list-item>
                <text:p>- Station sol (GCS)</text:p>
              </text:list-item>
              <text:list-item>
                <text:p>- Communication (Bus)</text:p>
              </text:list-item>
              <text:list-item>
                <text:p>- Maquette</text:p>
              </text:list-item>
              <text:list-item>
                <text:p>-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33M1S</meta:editing-duration>
    <meta:editing-cycles>2</meta:editing-cycles>
    <meta:generator>LibreOffice/6.0.7.3$Linux_X86_64 LibreOffice_project/00m0$Build-3</meta:generator>
    <dc:title>Alizarin</dc:title>
    <dc:date>2020-02-14T12:52:14.706570380</dc:date>
    <meta:document-statistic meta:object-count="53"/>
  </office:meta>
</office:document-meta>
</file>